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7.571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loext:graphic-properties draw:fill="none" draw:fill-color="#ffffff"/>
      <style:paragraph-properties fo:margin-left="-0.9cm" fo:margin-right="1.7cm" fo:text-align="center" fo:text-indent="1.9cm" style:writing-mode="lr-tb"/>
      <style:text-properties fo:color="#fafafa" loext:opacity="100%" fo:font-size="96pt" fo:font-weight="bold" style:font-size-asian="96pt" style:font-weight-asian="bold" style:font-size-complex="96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3" draw:layer="layout" svg:width="22.25cm" svg:height="7.821cm" svg:x="1.375cm" svg:y="3.581cm">
          <draw:text-box>
            <text:p text:style-name="P2"><text:span text:style-name="T1">Pomodoros:</text:span></text:p>
            <text:p text:style-name="P2"><text:span text:style-name="T1">1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17T04:54:46.816945469</dc:date>
    <meta:editing-duration>PT2H6M20S</meta:editing-duration>
    <meta:editing-cycles>23</meta:editing-cycles>
    <meta:generator>LibreOffice/7.0.6.2$Linux_X86_64 LibreOffice_project/00$Build-2</meta:generator>
    <meta:document-statistic meta:object-count="2"/>
  </office:meta>
</office:document-meta>
</file>